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3"/>
    <style:style style:name="ce5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table:formula="of:= [.G1]-[.$F$1]*[.A1]" office:value-type="float" office:value="0.022512" calcext:value-type="float">
            <text:p>0.023</text:p>
          </table:table-cell>
          <table:table-cell table:formula="of:= -[.$F$1]* [.A1]" office:value-type="float" office:value="0.00252" calcext:value-type="float">
            <text:p>0.00252</text:p>
          </table:table-cell>
          <table:table-cell table:number-columns-repeated="2"/>
          <table:table-cell office:value-type="float" office:value="-0.000126" calcext:value-type="float">
            <text:p>-0.000126</text:p>
          </table:table-cell>
          <table:table-cell table:formula="of:= (([.H1] - [.J1])*0.0006)/2" office:value-type="float" office:value="0.019992" calcext:value-type="float">
            <text:p>0.019992</text:p>
          </table:table-cell>
          <table:table-cell table:formula="of:= [.I1]*0.2*9.8" office:value-type="float" office:value="311.64" calcext:value-type="float">
            <text:p>311.64</text:p>
          </table:table-cell>
          <table:table-cell office:value-type="float" office:value="159" calcext:value-type="float">
            <text:p>159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1] + 5" office:value-type="float" office:value="25" calcext:value-type="float">
            <text:p>25</text:p>
          </table:table-cell>
          <table:table-cell table:formula="of:= [.G2]-[.$F$1]*[.A2]" office:value-type="float" office:value="0.022554" calcext:value-type="float">
            <text:p>0.023</text:p>
          </table:table-cell>
          <table:table-cell table:formula="of:= -[.$F$1]* [.A2]" office:value-type="float" office:value="0.00315" calcext:value-type="float">
            <text:p>0.00315</text:p>
          </table:table-cell>
          <table:table-cell table:number-columns-repeated="2"/>
          <table:table-cell table:style-name="ce6" office:value-type="string" calcext:value-type="string">
            <text:p>d sigma / d T</text:p>
          </table:table-cell>
          <table:table-cell table:formula="of:= (([.H2] - [.J2])*0.0006)/2" office:value-type="float" office:value="0.019404" calcext:value-type="float">
            <text:p>0.019404</text:p>
          </table:table-cell>
          <table:table-cell table:formula="of:= [.I2]*0.2*9.8" office:value-type="float" office:value="309.68" calcext:value-type="float">
            <text:p>309.68</text:p>
          </table:table-cell>
          <table:table-cell office:value-type="float" office:value="158" calcext:value-type="float">
            <text:p>158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2] + 5" office:value-type="float" office:value="30" calcext:value-type="float">
            <text:p>30</text:p>
          </table:table-cell>
          <table:table-cell table:formula="of:= [.G3]-[.$F$1]*[.A3]" office:value-type="float" office:value="0.022596" calcext:value-type="float">
            <text:p>0.023</text:p>
          </table:table-cell>
          <table:table-cell table:formula="of:= -[.$F$1]* [.A3]" office:value-type="float" office:value="0.00378" calcext:value-type="float">
            <text:p>0.00378</text:p>
          </table:table-cell>
          <table:table-cell table:number-columns-repeated="3"/>
          <table:table-cell table:formula="of:= (([.H3] - [.J3])*0.0006)/2" office:value-type="float" office:value="0.018816" calcext:value-type="float">
            <text:p>0.018816</text:p>
          </table:table-cell>
          <table:table-cell table:formula="of:= [.I3]*0.2*9.8" office:value-type="float" office:value="307.72" calcext:value-type="float">
            <text:p>307.72</text:p>
          </table:table-cell>
          <table:table-cell office:value-type="float" office:value="157" calcext:value-type="float">
            <text:p>157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3] + 5" office:value-type="float" office:value="35" calcext:value-type="float">
            <text:p>35</text:p>
          </table:table-cell>
          <table:table-cell table:formula="of:= [.G4]-[.$F$1]*[.A4]" office:value-type="float" office:value="0.022638" calcext:value-type="float">
            <text:p>0.023</text:p>
          </table:table-cell>
          <table:table-cell table:formula="of:= -[.$F$1]* [.A4]" office:value-type="float" office:value="0.00441" calcext:value-type="float">
            <text:p>0.00441</text:p>
          </table:table-cell>
          <table:table-cell table:number-columns-repeated="3"/>
          <table:table-cell table:formula="of:= (([.H4] - [.J4])*0.0006)/2" office:value-type="float" office:value="0.018228" calcext:value-type="float">
            <text:p>0.018228</text:p>
          </table:table-cell>
          <table:table-cell table:formula="of:= [.I4]*0.2*9.8" office:value-type="float" office:value="305.76" calcext:value-type="float">
            <text:p>305.76</text:p>
          </table:table-cell>
          <table:table-cell office:value-type="float" office:value="156" calcext:value-type="float">
            <text:p>156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4] + 5" office:value-type="float" office:value="40" calcext:value-type="float">
            <text:p>40</text:p>
          </table:table-cell>
          <table:table-cell table:formula="of:= [.G5]-[.$F$1]*[.A5]" office:value-type="float" office:value="0.02268" calcext:value-type="float">
            <text:p>0.023</text:p>
          </table:table-cell>
          <table:table-cell table:formula="of:= -[.$F$1]* [.A5]" office:value-type="float" office:value="0.00504" calcext:value-type="float">
            <text:p>0.00504</text:p>
          </table:table-cell>
          <table:table-cell table:number-columns-repeated="3"/>
          <table:table-cell table:formula="of:= (([.H5] - [.J5])*0.0006)/2" office:value-type="float" office:value="0.01764" calcext:value-type="float">
            <text:p>0.01764</text:p>
          </table:table-cell>
          <table:table-cell table:formula="of:= [.I5]*0.2*9.8" office:value-type="float" office:value="303.8" calcext:value-type="float">
            <text:p>303.8</text:p>
          </table:table-cell>
          <table:table-cell office:value-type="float" office:value="155" calcext:value-type="float">
            <text:p>155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5] + 5" office:value-type="float" office:value="45" calcext:value-type="float">
            <text:p>45</text:p>
          </table:table-cell>
          <table:table-cell table:formula="of:= [.G6]-[.$F$1]*[.A6]" office:value-type="float" office:value="0.022428" calcext:value-type="float">
            <text:p>0.022</text:p>
          </table:table-cell>
          <table:table-cell table:formula="of:= -[.$F$1]* [.A6]" office:value-type="float" office:value="0.00567" calcext:value-type="float">
            <text:p>0.00567</text:p>
          </table:table-cell>
          <table:table-cell table:number-columns-repeated="3"/>
          <table:table-cell table:formula="of:= (([.H6] - [.J6])*0.0006)/2" office:value-type="float" office:value="0.016758" calcext:value-type="float">
            <text:p>0.016758</text:p>
          </table:table-cell>
          <table:table-cell table:formula="of:= [.I6]*0.2*9.8" office:value-type="float" office:value="300.86" calcext:value-type="float">
            <text:p>300.86</text:p>
          </table:table-cell>
          <table:table-cell office:value-type="float" office:value="153.5" calcext:value-type="float">
            <text:p>153.5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6] + 5" office:value-type="float" office:value="50" calcext:value-type="float">
            <text:p>50</text:p>
          </table:table-cell>
          <table:table-cell table:formula="of:= [.G7]-[.$F$1]*[.A7]" office:value-type="float" office:value="0.02247" calcext:value-type="float">
            <text:p>0.022</text:p>
          </table:table-cell>
          <table:table-cell table:formula="of:= -[.$F$1]* [.A7]" office:value-type="float" office:value="0.0063" calcext:value-type="float">
            <text:p>0.0063</text:p>
          </table:table-cell>
          <table:table-cell table:number-columns-repeated="3"/>
          <table:table-cell table:formula="of:= (([.H7] - [.J7])*0.0006)/2" office:value-type="float" office:value="0.01617" calcext:value-type="float">
            <text:p>0.01617</text:p>
          </table:table-cell>
          <table:table-cell table:formula="of:= [.I7]*0.2*9.8" office:value-type="float" office:value="298.9" calcext:value-type="float">
            <text:p>298.9</text:p>
          </table:table-cell>
          <table:table-cell office:value-type="float" office:value="152.5" calcext:value-type="float">
            <text:p>152.5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 table:formula="of:= [.A7] + 5" office:value-type="float" office:value="55" calcext:value-type="float">
            <text:p>55</text:p>
          </table:table-cell>
          <table:table-cell table:formula="of:= [.G8]-[.$F$1]*[.A8]" office:value-type="float" office:value="0.022512" calcext:value-type="float">
            <text:p>0.023</text:p>
          </table:table-cell>
          <table:table-cell table:formula="of:= -[.$F$1]* [.A8]" office:value-type="float" office:value="0.00693" calcext:value-type="float">
            <text:p>0.00693</text:p>
          </table:table-cell>
          <table:table-cell table:number-columns-repeated="3"/>
          <table:table-cell table:formula="of:= (([.H8] - [.J8])*0.0006)/2" office:value-type="float" office:value="0.015582" calcext:value-type="float">
            <text:p>0.015582</text:p>
          </table:table-cell>
          <table:table-cell table:formula="of:= [.I8]*0.2*9.8" office:value-type="float" office:value="296.94" calcext:value-type="float">
            <text:p>296.94</text:p>
          </table:table-cell>
          <table:table-cell office:value-type="float" office:value="151.5" calcext:value-type="float">
            <text:p>151.5</text:p>
          </table:table-cell>
          <table:table-cell table:formula="of:=245" office:value-type="float" office:value="245" calcext:value-type="float">
            <text:p>245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C = q(T) </text:p>
          </table:table-cell>
          <table:table-cell table:number-columns-repeated="3"/>
          <table:table-cell table:style-name="ce6" office:value-type="string" calcext:value-type="string">
            <text:p>\sigma(T)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1:47:37.7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20:02:33.541000000</meta:creation-date>
    <dc:date>2021-02-22T21:46:55.170000000</dc:date>
    <meta:editing-duration>PT1H28M17S</meta:editing-duration>
    <meta:editing-cycles>9</meta:editing-cycles>
    <meta:generator>LibreOffice/7.0.1.2$Windows_x86 LibreOffice_project/7cbcfc562f6eb6708b5ff7d7397325de9e764452</meta:generator>
    <meta:document-statistic meta:table-count="1" meta:cell-count="63" meta:object-count="0"/>
  </office:meta>
</office:document-meta>
</file>